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Olá! Preciso do atual número de processo de um plano de previdência entre o Banco Itaú e a antiga empresa DSM Elastomeros do Brasil - atuasl Arlanxeo Triunfo/RS (33.333.333/3333-33)Nã3 achei realizando as buscas no site da SUSEPNumero Processo SUSEP antigo: 333.333333/33 (anexo)">
            <text:p>Olá! Preciso do atual número de processo de um plano de previdência entre o Banco Itaú e a antiga empresa DSM Elastomeros do Brasil - atuasl Arlanxeo Triunfo/RS (33.333.333/3333-33)Nã3 achei realizando as buscas no site da SUSEPNumero Processo SUSEP antigo: 333.333333/33 (anexo)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Gostaria de obter mais informações sobre o status do meu plano de previdência com o contrato número 123.">
            <text:p>Gostaria de obter mais informações sobre o status do meu plano de previdência com o contrato número 123.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Solicito a alteração da modalidade do meu plano PGBL para um VGBL.">
            <text:p>Solicito a alteração da modalidade do meu plano PGBL para um VGBL.</text:p>
          </table:table-cell>
        </table:table-row>
        <table:table-row>
          <table:table-cell office:value-type="string" office:value="O atendimento da seguradora não soube esclarecer sobre o prazo de carência para saque. Poderiam verificar?">
            <text:p>O atendimento da seguradora não soube esclarecer sobre o prazo de carência para saque. Poderiam verificar?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Houve divergência no valor informado no extrato do benefício e o valor creditado em minha conta.">
            <text:p>Houve divergência no valor informado no extrato do benefício e o valor creditado em minha conta.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Minha previdência está bloqueada para movimentação sem explicação. Contrato 123.">
            <text:p>Minha previdência está bloqueada para movimentação sem explicação. Contrato 123.</text:p>
          </table:table-cell>
        </table:table-row>
        <table:table-row>
          <table:table-cell office:value-type="string" office:value="Quero saber como alterar o beneficiário principal do meu contrato 123.">
            <text:p>Quero saber como alterar o beneficiário principal do meu contrat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tualizar meus dados cadastrais no plano. Como proceder?">
            <text:p>Gostaria de atualizar meus dados cadastrais no plano. Como proceder?</text:p>
          </table:table-cell>
        </table:table-row>
        <table:table-row>
          <table:table-cell office:value-type="string" office:value="Preciso de um extrato atualizado dos últimos 12 meses referente ao contrato 123.">
            <text:p>Preciso de um extrato atualizado dos últimos 12 meses referente ao contrato 123.</text:p>
          </table:table-cell>
        </table:table-row>
        <table:table-row>
          <table:table-cell office:value-type="string" office:value="Solicito uma revisão nas taxas de administração aplicadas ao contrato 123.">
            <text:p>Solicito uma revisão nas taxas de administração aplicadas ao contrato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Houve um erro na cobrança da taxa de carregamento. Poderiam corrigir?">
            <text:p>Houve um erro na cobrança da taxa de carregamento. Poderiam corrigir?</text:p>
          </table:table-cell>
        </table:table-row>
        <table:table-row>
          <table:table-cell office:value-type="string" office:value="Meu plano PGBL está apresentando problemas na atualização das contribuições mensais. Como proceder?">
            <text:p>Meu plano PGBL está apresentando problemas na atualização das contribuições mensais. Como proceder?</text:p>
          </table:table-cell>
        </table:table-row>
        <table:table-row>
          <table:table-cell office:value-type="string" office:value="Estou enfrentando dificuldades para acessar meu plano pelo aplicativo do banco.">
            <text:p>Estou enfrentando dificuldades para acessar meu plano pelo aplicativo do banco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Preciso de orientação sobre como realizar a portabilidade do meu VGBL para outro banco.">
            <text:p>Preciso de orientação sobre como realizar a portabilidade do meu VGBL para outro banco.</text:p>
          </table:table-cell>
        </table:table-row>
        <table:table-row>
          <table:table-cell office:value-type="string" office:value="Gostaria de antecipar o resgate parcial do fundo. O contrato vinculado é 123.">
            <text:p>Gostaria de antecipar o resgate parcial do fundo. O contrato vinculado é 123.</text:p>
          </table:table-cell>
        </table:table-row>
        <table:table-row>
          <table:table-cell office:value-type="string" office:value="Aguardo o retorno sobre a migração do meu plano de previdência da instituição atual para uma nova gestora.">
            <text:p>Aguardo o retorno sobre a migração do meu plano de previdência da instituição atual para uma nova gestora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